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8.251cm" fo:margin-top="0.3cm" fo:margin-bottom="0cm" table:align="margins"/>
    </style:style>
    <style:style style:name="Таблица1.A" style:family="table-column">
      <style:table-column-properties style:column-width="3.136cm" style:rel-column-width="11263*"/>
    </style:style>
    <style:style style:name="Таблица1.B" style:family="table-column">
      <style:table-column-properties style:column-width="3.863cm" style:rel-column-width="13871*"/>
    </style:style>
    <style:style style:name="Таблица1.C" style:family="table-column">
      <style:table-column-properties style:column-width="3.032cm" style:rel-column-width="10885*"/>
    </style:style>
    <style:style style:name="Таблица1.D" style:family="table-column">
      <style:table-column-properties style:column-width="2.736cm" style:rel-column-width="9825*"/>
    </style:style>
    <style:style style:name="Таблица1.E" style:family="table-column">
      <style:table-column-properties style:column-width="2.741cm" style:rel-column-width="9845*"/>
    </style:style>
    <style:style style:name="Таблица1.F" style:family="table-column">
      <style:table-column-properties style:column-width="2.743cm" style:rel-column-width="9846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8.251cm" fo:margin-top="0.499cm" fo:margin-bottom="0cm" table:align="margins" fo:background-color="transparent" style:may-break-between-rows="true" table:border-model="collapsing">
        <style:background-image/>
      </style:table-properties>
    </style:style>
    <style:style style:name="Таблица2.A" style:family="table-column">
      <style:table-column-properties style:column-width="0.758cm" style:rel-column-width="2723*"/>
    </style:style>
    <style:style style:name="Таблица2.B" style:family="table-column">
      <style:table-column-properties style:column-width="4.454cm" style:rel-column-width="15991*"/>
    </style:style>
    <style:style style:name="Таблица2.C" style:family="table-column">
      <style:table-column-properties style:column-width="0.046cm" style:rel-column-width="164*"/>
    </style:style>
    <style:style style:name="Таблица2.D" style:family="table-column">
      <style:table-column-properties style:column-width="2cm" style:rel-column-width="7181*"/>
    </style:style>
    <style:style style:name="Таблица2.E" style:family="table-column">
      <style:table-column-properties style:column-width="0.044cm" style:rel-column-width="158*"/>
    </style:style>
    <style:style style:name="Таблица2.F" style:family="table-column">
      <style:table-column-properties style:column-width="1.956cm" style:rel-column-width="7023*"/>
    </style:style>
    <style:style style:name="Таблица2.H" style:family="table-column">
      <style:table-column-properties style:column-width="0.041cm" style:rel-column-width="145*"/>
    </style:style>
    <style:style style:name="Таблица2.I" style:family="table-column">
      <style:table-column-properties style:column-width="6.953cm" style:rel-column-width="24969*"/>
    </style:style>
    <style:style style:name="Таблица2.1" style:family="table-row">
      <style:table-row-properties fo:background-color="transparent" fo:keep-together="auto">
        <style:background-image/>
      </style:table-row-properties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H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fo:background-color="transparent">
        <style:background-image/>
      </style:table-row-properties>
    </style:style>
    <style:style style:name="Таблица2.D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A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4" style:family="table-row">
      <style:table-row-properties fo:keep-together="auto"/>
    </style:style>
    <style:style style:name="Таблица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5" style:family="table-row">
      <style:table-row-properties fo:keep-together="auto"/>
    </style:style>
    <style:style style:name="Таблица2.A6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P1" style:family="paragraph" style:parent-style-name="Standard">
      <loext:graphic-properties draw:fill-hatch-name="hatch"/>
      <style:paragraph-properties fo:margin-top="0.101cm" fo:margin-bottom="0cm" loext:contextual-spacing="false" fo:line-height="115%" fo:text-align="start" style:justify-single-word="false"/>
      <style:text-properties style:font-name="Times New Roman" fo:font-weight="normal" officeooo:rsid="001b5e1c" officeooo:paragraph-rsid="0030236a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824a8" officeooo:paragraph-rsid="001d372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officeooo:paragraph-rsid="001d372e"/>
    </style:style>
    <style:style style:name="P4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officeooo:rsid="001824a8" officeooo:paragraph-rsid="00182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824a8" officeooo:paragraph-rsid="00182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9010d" officeooo:paragraph-rsid="001901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9010d" officeooo:paragraph-rsid="00252d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8pt" fo:language="ru" fo:country="RU" fo:font-style="normal" fo:text-shadow="none" style:text-underline-style="none" fo:font-weight="normal" officeooo:rsid="001b5e1c" officeooo:paragraph-rsid="001b5e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14640e" officeooo:paragraph-rsid="0014640e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14640e" officeooo:paragraph-rsid="0023cdca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23cdca" officeooo:paragraph-rsid="0023cdca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ru" fo:country="RU" fo:font-weight="bold" officeooo:rsid="0017b57a" officeooo:paragraph-rsid="0017b57a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ru" fo:country="RU" fo:font-weight="bold" officeooo:rsid="0014f9ec" officeooo:paragraph-rsid="0014f9ec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officeooo:paragraph-rsid="0023cdca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officeooo:rsid="0030236a" officeooo:paragraph-rsid="0030236a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officeooo:rsid="001d372e" officeooo:paragraph-rsid="00326dc4" style:font-size-asian="11pt" style:font-size-complex="11pt"/>
    </style:style>
    <style:style style:name="P24" style:family="paragraph" style:parent-style-name="Обычный">
      <style:text-properties style:font-name="Arial" fo:font-size="10pt" officeooo:paragraph-rsid="0030236a" style:font-size-asian="10pt" style:font-name-complex="Arial"/>
    </style:style>
    <style:style style:name="P25" style:family="paragraph" style:parent-style-name="Standard">
      <loext:graphic-properties draw:fill-hatch-name="hatch"/>
      <style:paragraph-properties fo:margin-top="0.6cm" fo:margin-bottom="0cm" loext:contextual-spacing="false" fo:line-height="115%" fo:text-align="start" style:justify-single-word="false"/>
      <style:text-properties officeooo:paragraph-rsid="001b5e1c"/>
    </style:style>
    <style:style style:name="T1" style:family="text">
      <style:text-properties officeooo:rsid="0017b57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rial"/>
    </style:style>
    <style:style style:name="T4" style:family="text">
      <style:text-properties style:font-name="Arial" fo:font-size="10pt" officeooo:rsid="001d372e" style:font-size-asian="10pt" style:font-size-complex="10pt"/>
    </style:style>
    <style:style style:name="T5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6" style:family="text">
      <style:text-properties style:font-name="Arial" fo:font-size="8pt" fo:font-style="italic" style:font-size-asian="8pt" style:font-style-asian="italic" style:font-name-complex="Arial"/>
    </style:style>
    <style:style style:name="T7" style:family="text">
      <style:text-properties officeooo:rsid="00306e52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.num" text:name="py3o.m.num"/>
        <text:user-field-decl office:value-type="string" office:string-value="m.student_name" text:name="py3o.m.student_name"/>
        <text:user-field-decl office:value-type="string" office:string-value="cu.stud_group.year_print" text:name="py3o.cu.stud_group.year_print"/>
        <text:user-field-decl office:value-type="string" office:string-value="cu.stud_group.course" text:name="py3o.cu.stud_group.course"/>
        <text:user-field-decl office:value-type="string" office:string-value="cu.stud_group.semester" text:name="py3o.cu.stud_group.semester"/>
        <text:user-field-decl office:value-type="string" office:string-value="cu.stud_group.num" text:name="py3o.cu.stud_group.num"/>
        <text:user-field-decl office:value-type="string" office:string-value="cu.stud_group.specialty.name" text:name="py3o.cu.stud_group.specialty.name"/>
        <text:user-field-decl office:value-type="string" office:string-value="cu.stud_group.specialty.specialization" text:name="py3o.cu.stud_group.specialty.specialization"/>
        <text:user-field-decl office:value-type="string" office:string-value="cu.teacher.rank" text:name="py3o.cu.teacher.rank"/>
        <text:user-field-decl office:value-type="string" office:string-value="cu.teacher.full_name_short" text:name="py3o.cu.teacher.full_name_short"/>
        <text:user-field-decl office:value-type="string" office:string-value="cu.subject.name" text:name="py3o.cu.subject.name"/>
        <text:user-field-decl office:value-type="string" office:string-value="cu.mark_type_name" text:name="py3o.cu.mark_type_name"/>
        <text:user-field-decl office:value-type="string" office:string-value="m.student.full_name_short" text:name="py3o.m.student.full_name_short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cu.hours_att_1" text:name="py3o.cu.hours_att_1"/>
        <text:user-field-decl office:value-type="string" office:string-value="cu.hours_att_2" text:name="py3o.cu.hours_att_2"/>
        <text:user-field-decl office:value-type="string" office:string-value="cu.hours_att_3" text:name="py3o.cu.hours_att_3"/>
        <text:user-field-decl office:value-type="string" office:string-value="cu.hours" text:name="py3o.cu.hours"/>
        <text:user-field-decl office:value-type="string" office:string-value="i" text:name="py3o.i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cu.hours_sum" text:name="py3o.cu.hours_sum"/>
        <text:user-field-decl office:value-type="string" office:string-value="cu.stud_group.specialty.education_form_name" text:name="py3o.cu.stud_group.specialty.education_form_name"/>
      </text:user-field-decls>
      <text:p text:style-name="P4">ВОРОНЕЖСКИЙ ГОСУДАРСТВЕННЫЙ УНИВЕРСИТЕТ</text:p>
      <text:p text:style-name="P4"><text:span text:style-name="T7">Ведомость промежуточной аттестации</text:span>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6">факультет</text:p>
          </table:table-cell>
          <table:table-cell table:style-name="Таблица1.A1" office:value-type="string">
            <text:p text:style-name="P20">компьютерных наук</text:p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19">уч. год</text:p>
          </table:table-cell>
          <table:table-cell table:style-name="Таблица1.A1" office:value-type="string">
            <text:p text:style-name="P21"><text:user-field-get text:name="py3o.cu.stud_group.year_print">cu.stud_group.year_print</text:user-field-get></text:p>
          </table:table-cell>
        </table:table-row>
        <table:table-row>
          <table:table-cell table:style-name="Таблица1.A1" office:value-type="string">
            <text:p text:style-name="P14">курс</text:p>
          </table:table-cell>
          <table:table-cell table:style-name="Таблица1.A1" office:value-type="string">
            <text:p text:style-name="P20"><text:user-field-get text:name="py3o.cu.stud_group.course">cu.stud_group.course</text:user-field-get></text:p>
          </table:table-cell>
          <table:table-cell table:style-name="Таблица1.A1" office:value-type="string">
            <text:p text:style-name="P17">семестр</text:p>
          </table:table-cell>
          <table:table-cell table:style-name="Таблица1.A1" office:value-type="string">
            <text:p text:style-name="P20"><text:user-field-get text:name="py3o.cu.stud_group.semester">cu.stud_group.semester</text:user-field-get></text:p>
          </table:table-cell>
          <table:table-cell table:style-name="Таблица1.A1" office:value-type="string">
            <text:p text:style-name="P15">группа</text:p>
          </table:table-cell>
          <table:table-cell table:style-name="Таблица1.A1" office:value-type="string">
            <text:p text:style-name="P20"><text:user-field-get text:name="py3o.cu.stud_group.num">cu.stud_group.num</text:user-field-get></text:p>
          </table:table-cell>
        </table:table-row>
        <table:table-row>
          <table:table-cell table:style-name="Таблица1.A1" table:number-columns-spanned="2" office:value-type="string">
            <text:p text:style-name="P19"><text:span text:style-name="T1">направление / </text:span>специальность</text:p>
          </table:table-cell>
          <table:covered-table-cell/>
          <table:table-cell table:style-name="Таблица1.A1" table:number-columns-spanned="4" office:value-type="string">
            <text:p text:style-name="P20"><text:user-field-get text:name="py3o.cu.stud_group.specialty.name">cu.stud_group.specialty.name</text:user-field-get></text:p>
          </table:table-cell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19"><text:span text:style-name="T1">с</text:span>пециализация / <text:span text:style-name="T1">профиль</text:span></text:p>
          </table:table-cell>
          <table:covered-table-cell/>
          <table:table-cell table:style-name="Таблица1.A1" table:number-columns-spanned="4" office:value-type="string">
            <text:p text:style-name="P20"><text:user-field-get text:name="py3o.cu.stud_group.specialty.specialization">cu.stud_group.specialty.specialization</text:user-field-get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6">ф/об</text:p>
          </table:table-cell>
          <table:table-cell table:style-name="Таблица1.A1" office:value-type="string">
            <text:p text:style-name="P22"><text:user-field-get text:name="py3o.cu.stud_group.specialty.education_form_name">cu.stud_group.specialty.education_form_name</text:user-field-get></text:p>
          </table:table-cell>
          <table:table-cell table:style-name="Таблица1.A1" office:value-type="string">
            <text:p text:style-name="P14">преподаватель</text:p>
          </table:table-cell>
          <table:table-cell table:style-name="Таблица1.A1" table:number-columns-spanned="3" office:value-type="string">
            <text:p text:style-name="P20"><text:user-field-get text:name="py3o.cu.teacher.rank">cu.teacher.rank</text:user-field-get><text:s/><text:user-field-get text:name="py3o.cu.teacher.full_name_short">cu.teacher.full_name_short</text:user-field-get></text:p>
          </table:table-cell>
          <table:covered-table-cell/>
          <table:covered-table-cell/>
        </table:table-row>
        <table:table-row>
          <table:table-cell table:style-name="Таблица1.A1" office:value-type="string">
            <text:p text:style-name="P14">дисциплина</text:p>
          </table:table-cell>
          <table:table-cell table:style-name="Таблица1.A1" table:number-columns-spanned="5" office:value-type="string">
            <text:p text:style-name="P23"><text:user-field-get text:name="py3o.cu.subject_name_print">cu.subject_name_print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8">вид испытания</text:p>
          </table:table-cell>
          <table:table-cell table:style-name="Таблица1.A1" table:number-columns-spanned="5" office:value-type="string">
            <text:p text:style-name="P20"><text:user-field-get text:name="py3o.cu.mark_type_name">cu.mark_type_name</text:user-field-get></text:p>
          </table:table-cell>
          <table:covered-table-cell/>
          <table:covered-table-cell/>
          <table:covered-table-cell/>
          <table:covered-table-cell/>
        </table:table-row>
      </table:table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D"/>
        <table:table-column table:style-name="Таблица2.H"/>
        <table:table-column table:style-name="Таблица2.I"/>
        <table:table-row table:style-name="Таблица2.1">
          <table:table-cell table:style-name="Таблица2.A1" table:number-rows-spanned="2" office:value-type="string">
            <text:p text:style-name="P5">№</text:p>
          </table:table-cell>
          <table:table-cell table:style-name="Таблица2.A1" table:number-rows-spanned="2" table:number-columns-spanned="2" office:value-type="string">
            <text:p text:style-name="P6">Фамилия имя отчество</text:p>
          </table:table-cell>
          <table:covered-table-cell/>
          <table:table-cell table:style-name="Таблица2.A1" table:number-columns-spanned="4" office:value-type="string">
            <text:p text:style-name="P7">этап</text:p>
          </table:table-cell>
          <table:covered-table-cell/>
          <table:covered-table-cell/>
          <table:covered-table-cell/>
          <table:table-cell table:style-name="Таблица2.H1" table:number-rows-spanned="2" table:number-columns-spanned="2" office:value-type="string">
            <text:p text:style-name="P8">Подпись преподавателя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D2" office:value-type="string">
            <text:p text:style-name="P6">1</text:p>
          </table:table-cell>
          <table:table-cell table:style-name="Таблица2.D2" table:number-columns-spanned="2" office:value-type="string">
            <text:p text:style-name="P6">2</text:p>
          </table:table-cell>
          <table:covered-table-cell/>
          <table:table-cell table:style-name="Таблица2.D2" office:value-type="string">
            <text:p text:style-name="P6">3</text:p>
          </table:table-cell>
          <table:covered-table-cell/>
          <table:covered-table-cell/>
        </table:table-row>
        <table:table-row>
          <table:table-cell table:style-name="Таблица2.A3" table:number-columns-spanned="9" office:value-type="string">
            <text:p text:style-name="P3"><text:a xlink:type="simple" xlink:href="py3o://for=%22m%20in%20att_marks%22" text:style-name="Internet_20_link" text:visited-style-name="Visited_20_Internet_20_Link"><text:span text:style-name="T4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4">
          <table:table-cell table:style-name="Таблица2.A4" office:value-type="string">
            <text:p text:style-name="P9"><text:user-field-get text:name="py3o.m.num">m.num</text:user-field-get></text:p>
          </table:table-cell>
          <table:table-cell table:style-name="Таблица2.A4" table:number-columns-spanned="2" office:value-type="string">
            <text:p text:style-name="P9"><text:user-field-get text:name="py3o.m.student.full_name_short">m.student.full_name_short</text:user-field-get></text:p>
          </table:table-cell>
          <table:covered-table-cell/>
          <table:table-cell table:style-name="Таблица2.A4" office:value-type="string">
            <text:p text:style-name="P10"><text:user-field-get text:name="py3o.m.doc_attrs.att_mark_1">m.doc_attrs.att_mark_1</text:user-field-get></text:p>
          </table:table-cell>
          <table:table-cell table:style-name="Таблица2.A4" table:number-columns-spanned="2" office:value-type="string">
            <text:p text:style-name="P10"><text:user-field-get text:name="py3o.m.doc_attrs.att_mark_2">m.doc_attrs.att_mark_2</text:user-field-get></text:p>
          </table:table-cell>
          <table:covered-table-cell/>
          <table:table-cell table:style-name="Таблица2.A4" office:value-type="string">
            <text:p text:style-name="P10"><text:user-field-get text:name="py3o.m.doc_attrs.att_mark_3">m.doc_attrs.att_mark_3</text:user-field-get></text:p>
          </table:table-cell>
          <table:table-cell table:style-name="Таблица2.A3" table:number-columns-spanned="2" office:value-type="string">
            <text:p text:style-name="P9"/>
          </table:table-cell>
          <table:covered-table-cell/>
        </table:table-row>
        <table:table-row table:style-name="Таблица2.5">
          <table:table-cell table:style-name="Таблица2.A3" table:number-columns-spanned="9" office:value-type="string">
            <text:p text:style-name="P2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6" table:number-columns-spanned="2" office:value-type="string">
            <text:p text:style-name="P11">трудоёмкость</text:p>
          </table:table-cell>
          <table:covered-table-cell/>
          <table:table-cell table:style-name="Таблица2.A6" table:number-columns-spanned="3" office:value-type="string">
            <text:p text:style-name="P12"><text:user-field-get text:name="py3o.cu.hours_att_1">cu.hours_att_1</text:user-field-get></text:p>
          </table:table-cell>
          <table:covered-table-cell/>
          <table:covered-table-cell/>
          <table:table-cell table:style-name="Таблица2.A6" office:value-type="string">
            <text:p text:style-name="P12"><text:user-field-get text:name="py3o.cu.hours_att_2">cu.hours_att_2</text:user-field-get></text:p>
          </table:table-cell>
          <table:table-cell table:style-name="Таблица2.A6" table:number-columns-spanned="2" office:value-type="string">
            <text:p text:style-name="P12"><text:user-field-get text:name="py3o.cu.hours_att_3">cu.hours_att_3</text:user-field-get></text:p>
          </table:table-cell>
          <table:covered-table-cell/>
          <table:table-cell table:style-name="Таблица2.A6" office:value-type="string">
            <text:p text:style-name="P13"/>
          </table:table-cell>
        </table:table-row>
      </table:table>
      <text:p text:style-name="P25">ОБЩАЯ ТРУДОЁМКОСТЬ ЗА СЕМЕСТР <text:span text:style-name="T2"><text:user-field-get text:name="py3o.cu.hours_sum">cu.hours_sum</text:user-field-get></text:span></text:p>
      <text:p text:style-name="P24">Декан факультета _______________ / Крыловецкий А.А.</text:p>
      <text:p text:style-name="P1"><text:span text:style-name="Основной_20_шрифт_20_абзаца"><text:span text:style-name="T5"><text:tab/><text:tab/><text:tab/>(</text:span></text:span><text:span text:style-name="Основной_20_шрифт_20_абзаца"><text:span text:style-name="T6">подпись</text:span></text:span><text:span text:style-name="Основной_20_шрифт_20_абзаца"><text:span text:style-name="T5">)</text:span>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" style:family="paragraph">
      <style:paragraph-properties fo:hyphenation-ladder-count="no-limit"/>
      <style:text-properties fo:font-size="12pt" style:font-size-asian="12pt" style:font-size-complex="12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0.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23:08:44.479000000</meta:creation-date>
    <meta:generator>LibreOffice/6.1.5.2$Windows_X86_64 LibreOffice_project/90f8dcf33c87b3705e78202e3df5142b201bd805</meta:generator>
    <dc:date>2024-10-11T14:20:44.348000000</dc:date>
    <meta:editing-duration>PT3H28M9S</meta:editing-duration>
    <meta:editing-cycles>22</meta:editing-cycles>
    <meta:document-statistic meta:table-count="2" meta:image-count="0" meta:object-count="0" meta:page-count="1" meta:paragraph-count="45" meta:word-count="71" meta:character-count="815" meta:non-whitespace-character-count="785"/>
  </office:meta>
</office:document-meta>
</file>